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6688in" table:align="left"/>
    </style:style>
    <style:style style:name="Table1.A" style:family="table-column">
      <style:table-column-properties style:column-width="1.0972in"/>
    </style:style>
    <style:style style:name="Table1.B" style:family="table-column">
      <style:table-column-properties style:column-width="2.5715in"/>
    </style:style>
    <style:style style:name="Table1.A1" style:family="table-cell">
      <style:table-cell-properties style:vertical-align="middle" fo:padding="0.0194in" fo:border="none"/>
    </style:style>
    <style:style style:name="Table2" style:family="table">
      <style:table-properties style:width="3.4194in" table:align="left"/>
    </style:style>
    <style:style style:name="Table2.A" style:family="table-column">
      <style:table-column-properties style:column-width="0.4917in"/>
    </style:style>
    <style:style style:name="Table2.B" style:family="table-column">
      <style:table-column-properties style:column-width="2.9278in"/>
    </style:style>
    <style:style style:name="Table2.A1" style:family="table-cell">
      <style:table-cell-properties style:vertical-align="middle" fo:padding="0.0194in" fo:border="none"/>
    </style:style>
    <style:style style:name="Table3" style:family="table">
      <style:table-properties style:width="4.3556in" table:align="left"/>
    </style:style>
    <style:style style:name="Table3.A" style:family="table-column">
      <style:table-column-properties style:column-width="2.584in"/>
    </style:style>
    <style:style style:name="Table3.B" style:family="table-column">
      <style:table-column-properties style:column-width="1.7715in"/>
    </style:style>
    <style:style style:name="Table3.A1" style:family="table-cell">
      <style:table-cell-properties style:vertical-align="middle" fo:padding="0.0194in" fo:border="none"/>
    </style:style>
    <style:style style:name="P1" style:family="paragraph" style:parent-style-name="Heading_20_1">
      <style:paragraph-properties fo:text-align="center" style:justify-single-word="false"/>
      <style:text-properties officeooo:paragraph-rsid="00039bd5"/>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fo:font-size="16pt" style:font-size-asian="16pt" style:font-size-complex="16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span text:style-name="Strong_20_Emphasis">Introduction</text:span></text:h>
      <text:p text:style-name="Text_20_body">File handling in C is a fundamental concept that allows a program to <text:span text:style-name="Strong_20_Emphasis">store, retrieve, and manipulate data permanently</text:span> on the system's storage (like HDD or SSD), unlike variables that only exist during runtime. Whether it's saving logs, configuration files, student records, or binary data, file handling enables interaction with the outside world.</text:p>
      <text:p text:style-name="Text_20_body">In C, <text:span text:style-name="Strong_20_Emphasis">file operations</text:span> are made possible through the <text:span text:style-name="Strong_20_Emphasis">Standard I/O Library (</text:span><text:span text:style-name="Strong_20_Emphasis"><text:span text:style-name="Source_20_Text">stdio.h</text:span></text:span><text:span text:style-name="Strong_20_Emphasis">)</text:span>, which provides a set of predefined functions and structures to work with files. File handling is crucial in real-world embedded systems, firmware applications, and system software where interaction with non-volatile memory, configuration logs, or report generation is needed.</text:p>
      <text:p text:style-name="Text_20_body">Through file handling, you can:</text:p>
      <text:list text:style-name="L1">
        <text:list-item>
          <text:p text:style-name="P3">Read from a file (<text:span text:style-name="Source_20_Text">fopen</text:span>, <text:span text:style-name="Source_20_Text">fscanf</text:span>, <text:span text:style-name="Source_20_Text">fgets</text:span>, etc.)</text:p>
        </text:list-item>
        <text:list-item>
          <text:p text:style-name="P3">Write to a file (<text:span text:style-name="Source_20_Text">fprintf</text:span>, <text:span text:style-name="Source_20_Text">fputs</text:span>, <text:span text:style-name="Source_20_Text">fwrite</text:span>)</text:p>
        </text:list-item>
        <text:list-item>
          <text:p text:style-name="P3">Update existing content</text:p>
        </text:list-item>
        <text:list-item>
          <text:p text:style-name="P3">Navigate within a file (<text:span text:style-name="Source_20_Text">fseek</text:span>, <text:span text:style-name="Source_20_Text">ftell</text:span>, <text:span text:style-name="Source_20_Text">rewind</text:span>)</text:p>
        </text:list-item>
        <text:list-item>
          <text:p text:style-name="P3">Handle errors gracefully using <text:span text:style-name="Source_20_Text">ferror()</text:span> and <text:span text:style-name="Source_20_Text">feof()</text:span></text:p>
        </text:list-item>
      </text:list>
      <text:p text:style-name="Horizontal_20_Line"/>
      <text:h text:style-name="Heading_20_2" text:outline-level="2">📚 <text:span text:style-name="Strong_20_Emphasis">Types of Files in C</text:span></text:h>
      <text:p text:style-name="Text_20_body">There are two main types of files in C:</text:p>
      <text:list text:style-name="L2">
        <text:list-item>
          <text:p text:style-name="P4"><text:span text:style-name="Strong_20_Emphasis">Text Files</text:span></text:p>
          <text:list>
            <text:list-item>
              <text:p text:style-name="P4">Stored as readable characters (ASCII)</text:p>
            </text:list-item>
            <text:list-item>
              <text:p text:style-name="P4">Editable by text editors (e.g., <text:span text:style-name="Source_20_Text">.txt</text:span>, <text:span text:style-name="Source_20_Text">.log</text:span>)</text:p>
            </text:list-item>
            <text:list-item>
              <text:p text:style-name="P4">Uses functions like <text:span text:style-name="Source_20_Text">fscanf()</text:span>, <text:span text:style-name="Source_20_Text">fprintf()</text:span>, <text:span text:style-name="Source_20_Text">fgets()</text:span>, etc.</text:p>
            </text:list-item>
          </text:list>
        </text:list-item>
        <text:list-item>
          <text:p text:style-name="P4"><text:span text:style-name="Strong_20_Emphasis">Binary Files</text:span></text:p>
          <text:list>
            <text:list-item>
              <text:p text:style-name="P4">Stored as raw binary data (compact and fast)</text:p>
            </text:list-item>
            <text:list-item>
              <text:p text:style-name="P4">Not human-readable</text:p>
            </text:list-item>
            <text:list-item>
              <text:p text:style-name="P4">Uses <text:span text:style-name="Source_20_Text">fread()</text:span>, <text:span text:style-name="Source_20_Text">fwrite()</text:span></text:p>
            </text:list-item>
          </text:list>
        </text:list-item>
      </text:list>
      <text:p text:style-name="Horizontal_20_Line"/>
      <text:h text:style-name="Heading_20_2" text:outline-level="2">🧱 <text:span text:style-name="Strong_20_Emphasis">Core File Operations</text:span></text:h>
      <table:table table:name="Table1" table:style-name="Table1">
        <table:table-column table:style-name="Table1.A"/>
        <table:table-column table:style-name="Table1.B"/>
        <table:table-header-rows>
          <table:table-row>
            <table:table-cell table:style-name="Table1.A1" office:value-type="string">
              <text:p text:style-name="Table_20_Heading">Operation</text:p>
            </table:table-cell>
            <table:table-cell table:style-name="Table1.A1" office:value-type="string">
              <text:p text:style-name="Table_20_Heading">Function</text:p>
            </table:table-cell>
          </table:table-row>
        </table:table-header-rows>
        <table:table-row>
          <table:table-cell table:style-name="Table1.A1" office:value-type="string">
            <text:p text:style-name="Table_20_Contents">Create/Open</text:p>
          </table:table-cell>
          <table:table-cell table:style-name="Table1.A1" office:value-type="string">
            <text:p text:style-name="Table_20_Contents"><text:span text:style-name="Source_20_Text">fopen()</text:span></text:p>
          </table:table-cell>
        </table:table-row>
        <text:soft-page-break/>
        <table:table-row>
          <table:table-cell table:style-name="Table1.A1" office:value-type="string">
            <text:p text:style-name="Table_20_Contents">Read</text:p>
          </table:table-cell>
          <table:table-cell table:style-name="Table1.A1" office:value-type="string">
            <text:p text:style-name="Table_20_Contents"><text:span text:style-name="Source_20_Text">fscanf()</text:span>, <text:span text:style-name="Source_20_Text">fgets()</text:span>, <text:span text:style-name="Source_20_Text">fgetc()</text:span></text:p>
          </table:table-cell>
        </table:table-row>
        <table:table-row>
          <table:table-cell table:style-name="Table1.A1" office:value-type="string">
            <text:p text:style-name="Table_20_Contents">Write</text:p>
          </table:table-cell>
          <table:table-cell table:style-name="Table1.A1" office:value-type="string">
            <text:p text:style-name="Table_20_Contents"><text:span text:style-name="Source_20_Text">fprintf()</text:span>, <text:span text:style-name="Source_20_Text">fputs()</text:span>, <text:span text:style-name="Source_20_Text">fputc()</text:span></text:p>
          </table:table-cell>
        </table:table-row>
        <table:table-row>
          <table:table-cell table:style-name="Table1.A1" office:value-type="string">
            <text:p text:style-name="Table_20_Contents">Close</text:p>
          </table:table-cell>
          <table:table-cell table:style-name="Table1.A1" office:value-type="string">
            <text:p text:style-name="Table_20_Contents"><text:span text:style-name="Source_20_Text">fclose()</text:span></text:p>
          </table:table-cell>
        </table:table-row>
        <table:table-row>
          <table:table-cell table:style-name="Table1.A1" office:value-type="string">
            <text:p text:style-name="Table_20_Contents">Error Handling</text:p>
          </table:table-cell>
          <table:table-cell table:style-name="Table1.A1" office:value-type="string">
            <text:p text:style-name="Table_20_Contents"><text:span text:style-name="Source_20_Text">ferror()</text:span>, <text:span text:style-name="Source_20_Text">feof()</text:span></text:p>
          </table:table-cell>
        </table:table-row>
        <table:table-row>
          <table:table-cell table:style-name="Table1.A1" office:value-type="string">
            <text:p text:style-name="Table_20_Contents">Move Cursor</text:p>
          </table:table-cell>
          <table:table-cell table:style-name="Table1.A1" office:value-type="string">
            <text:p text:style-name="Table_20_Contents"><text:span text:style-name="Source_20_Text">fseek()</text:span>, <text:span text:style-name="Source_20_Text">ftell()</text:span>, <text:span text:style-name="Source_20_Text">rewind()</text:span></text:p>
          </table:table-cell>
        </table:table-row>
      </table:table>
      <text:p text:style-name="Horizontal_20_Line"/>
      <text:h text:style-name="Heading_20_2" text:outline-level="2">🗃️ <text:span text:style-name="Strong_20_Emphasis"><text:span text:style-name="Source_20_Text">FILE *</text:span></text:span><text:span text:style-name="Strong_20_Emphasis"> – File Pointer</text:span></text:h>
      <text:p text:style-name="Text_20_body">All file operations in C are done using a <text:span text:style-name="Source_20_Text">FILE</text:span> pointer:</text:p>
      <text:p text:style-name="P2"><text:span text:style-name="Source_20_Text">FILE *fp;</text:span></text:p>
      <text:p text:style-name="Text_20_body">This pointer stores information about the file (like current position, mode, etc.) and is returned by <text:span text:style-name="Source_20_Text">fopen()</text:span>.</text:p>
      <text:p text:style-name="Horizontal_20_Line"/>
      <text:h text:style-name="Heading_20_2" text:outline-level="2">📝 <text:span text:style-name="Strong_20_Emphasis">fopen() – Opening a File</text:span></text:h>
      <text:p text:style-name="P2"><text:span text:style-name="Source_20_Text">FILE *fopen(const char *filename, const char *mode);</text:span></text:p>
      <table:table table:name="Table2" table:style-name="Table2">
        <table:table-column table:style-name="Table2.A"/>
        <table:table-column table:style-name="Table2.B"/>
        <table:table-header-rows>
          <table:table-row>
            <table:table-cell table:style-name="Table2.A1" office:value-type="string">
              <text:p text:style-name="Table_20_Heading">Mode</text:p>
            </table:table-cell>
            <table:table-cell table:style-name="Table2.A1" office:value-type="string">
              <text:p text:style-name="Table_20_Heading">Meaning</text:p>
            </table:table-cell>
          </table:table-row>
        </table:table-header-rows>
        <table:table-row>
          <table:table-cell table:style-name="Table2.A1" office:value-type="string">
            <text:p text:style-name="Table_20_Contents"><text:span text:style-name="Source_20_Text">"r"</text:span></text:p>
          </table:table-cell>
          <table:table-cell table:style-name="Table2.A1" office:value-type="string">
            <text:p text:style-name="Table_20_Contents">Open for reading (file must exist)</text:p>
          </table:table-cell>
        </table:table-row>
        <table:table-row>
          <table:table-cell table:style-name="Table2.A1" office:value-type="string">
            <text:p text:style-name="Table_20_Contents"><text:span text:style-name="Source_20_Text">"w"</text:span></text:p>
          </table:table-cell>
          <table:table-cell table:style-name="Table2.A1" office:value-type="string">
            <text:p text:style-name="Table_20_Contents">Open for writing (creates or truncates file)</text:p>
          </table:table-cell>
        </table:table-row>
        <table:table-row>
          <table:table-cell table:style-name="Table2.A1" office:value-type="string">
            <text:p text:style-name="Table_20_Contents"><text:span text:style-name="Source_20_Text">"a"</text:span></text:p>
          </table:table-cell>
          <table:table-cell table:style-name="Table2.A1" office:value-type="string">
            <text:p text:style-name="Table_20_Contents">Open for appending</text:p>
          </table:table-cell>
        </table:table-row>
        <table:table-row>
          <table:table-cell table:style-name="Table2.A1" office:value-type="string">
            <text:p text:style-name="Table_20_Contents"><text:span text:style-name="Source_20_Text">"r+"</text:span></text:p>
          </table:table-cell>
          <table:table-cell table:style-name="Table2.A1" office:value-type="string">
            <text:p text:style-name="Table_20_Contents">Open for reading and writing</text:p>
          </table:table-cell>
        </table:table-row>
        <table:table-row>
          <table:table-cell table:style-name="Table2.A1" office:value-type="string">
            <text:p text:style-name="Table_20_Contents"><text:span text:style-name="Source_20_Text">"w+"</text:span></text:p>
          </table:table-cell>
          <table:table-cell table:style-name="Table2.A1" office:value-type="string">
            <text:p text:style-name="Table_20_Contents">Open for read/write (truncates file)</text:p>
          </table:table-cell>
        </table:table-row>
        <table:table-row>
          <table:table-cell table:style-name="Table2.A1" office:value-type="string">
            <text:p text:style-name="Table_20_Contents"><text:span text:style-name="Source_20_Text">"a+"</text:span></text:p>
          </table:table-cell>
          <table:table-cell table:style-name="Table2.A1" office:value-type="string">
            <text:p text:style-name="Table_20_Contents">Open for reading and appending</text:p>
          </table:table-cell>
        </table:table-row>
      </table:table>
      <text:h text:style-name="Heading_20_3" text:outline-level="3">✅ Example:</text:h>
      <text:p text:style-name="Preformatted_20_Text"><text:span text:style-name="Source_20_Text">FILE *fp = fopen("data.txt", "w");</text:span></text:p>
      <text:p text:style-name="Preformatted_20_Text"><text:span text:style-name="Source_20_Text">if (fp == NULL) {</text:span></text:p>
      <text:p text:style-name="Preformatted_20_Text"><text:span text:style-name="Source_20_Text"><text:s text:c="4"/>printf("File couldn't be opened.\n");</text:span></text:p>
      <text:p text:style-name="Preformatted_20_Text"><text:span text:style-name="Source_20_Text"><text:s text:c="4"/>return 1;</text:span></text:p>
      <text:p text:style-name="P2"><text:span text:style-name="Source_20_Text">}</text:span></text:p>
      <text:p text:style-name="Horizontal_20_Line"/>
      <text:h text:style-name="Heading_20_2" text:outline-level="2">🖊️ <text:span text:style-name="Strong_20_Emphasis">Writing to Files</text:span></text:h>
      <text:h text:style-name="Heading_20_3" text:outline-level="3"><text:span text:style-name="Source_20_Text">fprintf()</text:span> – Like <text:span text:style-name="Source_20_Text">printf()</text:span>, but for files:</text:h>
      <text:p text:style-name="P2"><text:span text:style-name="Source_20_Text">fprintf(fp, "Name: %s\n", name);</text:span></text:p>
      <text:h text:style-name="Heading_20_3" text:outline-level="3"><text:soft-page-break/><text:span text:style-name="Source_20_Text">fputs()</text:span> – Writes string to file:</text:h>
      <text:p text:style-name="P2"><text:span text:style-name="Source_20_Text">fputs("Hello World!\n", fp);</text:span></text:p>
      <text:h text:style-name="Heading_20_3" text:outline-level="3"><text:span text:style-name="Source_20_Text">fputc()</text:span> – Writes a single character:</text:h>
      <text:p text:style-name="P2"><text:span text:style-name="Source_20_Text">fputc('A', fp);</text:span></text:p>
      <text:p text:style-name="Horizontal_20_Line"/>
      <text:h text:style-name="Heading_20_2" text:outline-level="2">📖 <text:span text:style-name="Strong_20_Emphasis">Reading from Files</text:span></text:h>
      <text:h text:style-name="Heading_20_3" text:outline-level="3"><text:span text:style-name="Source_20_Text">fscanf()</text:span> – Like <text:span text:style-name="Source_20_Text">scanf()</text:span>:</text:h>
      <text:p text:style-name="P2"><text:span text:style-name="Source_20_Text">fscanf(fp, "%d %s", &amp;age, name);</text:span></text:p>
      <text:h text:style-name="Heading_20_3" text:outline-level="3"><text:span text:style-name="Source_20_Text">fgets()</text:span> – Reads a line:</text:h>
      <text:p text:style-name="P2"><text:span text:style-name="Source_20_Text">fgets(buffer, 100, fp);</text:span></text:p>
      <text:h text:style-name="Heading_20_3" text:outline-level="3"><text:span text:style-name="Source_20_Text">fgetc()</text:span> – Reads a character:</text:h>
      <text:p text:style-name="P2"><text:span text:style-name="Source_20_Text">char ch = fgetc(fp);</text:span></text:p>
      <text:p text:style-name="Horizontal_20_Line"/>
      <text:h text:style-name="Heading_20_2" text:outline-level="2">❌ <text:span text:style-name="Strong_20_Emphasis">fclose() – Closing the File</text:span></text:h>
      <text:p text:style-name="Text_20_body">Always close the file to free resources:</text:p>
      <text:p text:style-name="P2"><text:span text:style-name="Source_20_Text">fclose(fp);</text:span></text:p>
      <text:p text:style-name="Horizontal_20_Line"/>
      <text:h text:style-name="Heading_20_2" text:outline-level="2">🔁 <text:span text:style-name="Strong_20_Emphasis">File Navigation Functions</text:span></text:h>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A1" office:value-type="string">
              <text:p text:style-name="Table_20_Heading">Use</text:p>
            </table:table-cell>
          </table:table-row>
        </table:table-header-rows>
        <table:table-row>
          <table:table-cell table:style-name="Table3.A1" office:value-type="string">
            <text:p text:style-name="Table_20_Contents"><text:span text:style-name="Source_20_Text">fseek(fp, offset, origin)</text:span></text:p>
          </table:table-cell>
          <table:table-cell table:style-name="Table3.A1" office:value-type="string">
            <text:p text:style-name="Table_20_Contents">Moves file pointer</text:p>
          </table:table-cell>
        </table:table-row>
        <table:table-row>
          <table:table-cell table:style-name="Table3.A1" office:value-type="string">
            <text:p text:style-name="Table_20_Contents"><text:span text:style-name="Source_20_Text">ftell(fp)</text:span></text:p>
          </table:table-cell>
          <table:table-cell table:style-name="Table3.A1" office:value-type="string">
            <text:p text:style-name="Table_20_Contents">Tells current position</text:p>
          </table:table-cell>
        </table:table-row>
        <table:table-row>
          <table:table-cell table:style-name="Table3.A1" office:value-type="string">
            <text:p text:style-name="Table_20_Contents"><text:span text:style-name="Source_20_Text">rewind(fp)</text:span></text:p>
          </table:table-cell>
          <table:table-cell table:style-name="Table3.A1" office:value-type="string">
            <text:p text:style-name="Table_20_Contents">Goes to beginning of file</text:p>
          </table:table-cell>
        </table:table-row>
      </table:table>
      <text:h text:style-name="Heading_20_3" text:outline-level="3">Example:</text:h>
      <text:p text:style-name="Preformatted_20_Text"><text:span text:style-name="Source_20_Text">fseek(fp, 0, SEEK_END); // Go to end of file</text:span></text:p>
      <text:p text:style-name="Preformatted_20_Text"><text:span text:style-name="Source_20_Text">long size = ftell(fp); <text:s/>// Get file size</text:span></text:p>
      <text:p text:style-name="P2"><text:span text:style-name="Source_20_Text">rewind(fp); <text:s text:c="12"/>// Go to beginning again</text:span></text:p>
      <text:p text:style-name="Horizontal_20_Line"/>
      <text:h text:style-name="Heading_20_2" text:outline-level="2"><text:soft-page-break/>⚠️ <text:span text:style-name="Strong_20_Emphasis">Error Handling in File I/O</text:span></text:h>
      <text:h text:style-name="Heading_20_3" text:outline-level="3">Check for EOF (end of file):</text:h>
      <text:p text:style-name="Preformatted_20_Text"><text:span text:style-name="Source_20_Text">if (feof(fp)) {</text:span></text:p>
      <text:p text:style-name="Preformatted_20_Text"><text:span text:style-name="Source_20_Text"><text:s text:c="4"/>printf("Reached end of file.\n");</text:span></text:p>
      <text:p text:style-name="P2"><text:span text:style-name="Source_20_Text">}</text:span></text:p>
      <text:h text:style-name="Heading_20_3" text:outline-level="3">Check for error:</text:h>
      <text:p text:style-name="Preformatted_20_Text"><text:span text:style-name="Source_20_Text">if (ferror(fp)) {</text:span></text:p>
      <text:p text:style-name="Preformatted_20_Text"><text:span text:style-name="Source_20_Text"><text:s text:c="4"/>printf("Error reading the file.\n");</text:span></text:p>
      <text:p text:style-name="P2"><text:span text:style-name="Source_20_Text">}</text:span></text:p>
      <text:p text:style-name="Horizontal_20_Line"/>
      <text:h text:style-name="Heading_20_2" text:outline-level="2">💡 <text:span text:style-name="Strong_20_Emphasis">Mini Example: Write and Read a File</text:span></text:h>
      <text:p text:style-name="Preformatted_20_Text"><text:span text:style-name="Source_20_Text">#include &lt;stdio.h&gt;</text:span></text:p>
      <text:p text:style-name="Preformatted_20_Text"/>
      <text:p text:style-name="Preformatted_20_Text"><text:span text:style-name="Source_20_Text">int main() {</text:span></text:p>
      <text:p text:style-name="Preformatted_20_Text"><text:span text:style-name="Source_20_Text"><text:s text:c="4"/>FILE *fp = fopen("hello.txt", "w");</text:span></text:p>
      <text:p text:style-name="Preformatted_20_Text"><text:span text:style-name="Source_20_Text"><text:s text:c="4"/>if (fp == NULL) return 1;</text:span></text:p>
      <text:p text:style-name="Preformatted_20_Text"/>
      <text:p text:style-name="Preformatted_20_Text"><text:span text:style-name="Source_20_Text"><text:s text:c="4"/>fprintf(fp, "Hello Embedded World!");</text:span></text:p>
      <text:p text:style-name="Preformatted_20_Text"><text:span text:style-name="Source_20_Text"><text:s text:c="4"/>fclose(fp);</text:span></text:p>
      <text:p text:style-name="Preformatted_20_Text"/>
      <text:p text:style-name="Preformatted_20_Text"><text:span text:style-name="Source_20_Text"><text:s text:c="4"/>fp = fopen("hello.txt", "r");</text:span></text:p>
      <text:p text:style-name="Preformatted_20_Text"><text:span text:style-name="Source_20_Text"><text:s text:c="4"/>char ch;</text:span></text:p>
      <text:p text:style-name="Preformatted_20_Text"><text:span text:style-name="Source_20_Text"><text:s text:c="4"/>while ((ch = fgetc(fp)) != EOF)</text:span></text:p>
      <text:p text:style-name="Preformatted_20_Text"><text:span text:style-name="Source_20_Text"><text:s text:c="8"/>putchar(ch);</text:span></text:p>
      <text:p text:style-name="Preformatted_20_Text"><text:span text:style-name="Source_20_Text"><text:s text:c="4"/>fclose(fp);</text:span></text:p>
      <text:p text:style-name="Preformatted_20_Text"><text:span text:style-name="Source_20_Text"><text:s text:c="4"/>return 0;</text:span></text:p>
      <text:p text:style-name="P2"><text:span text:style-name="Source_20_Text">}</text:span></text:p>
      <text:p text:style-name="Horizontal_20_Line"/>
      <text:h text:style-name="Heading_20_2" text:outline-level="2">🧠 <text:span text:style-name="Strong_20_Emphasis">Best Practices</text:span></text:h>
      <text:list text:style-name="L3">
        <text:list-item>
          <text:p text:style-name="P5">Always check if the file opened successfully (<text:span text:style-name="Source_20_Text">fp == NULL</text:span>)</text:p>
        </text:list-item>
        <text:list-item>
          <text:p text:style-name="P5">Don’t forget to <text:span text:style-name="Source_20_Text">fclose()</text:span> to prevent memory leaks</text:p>
        </text:list-item>
        <text:list-item>
          <text:p text:style-name="P5">Use <text:span text:style-name="Source_20_Text">fgets()</text:span> instead of <text:span text:style-name="Source_20_Text">fscanf()</text:span> for safe string input</text:p>
        </text:list-item>
        <text:list-item>
          <text:p text:style-name="P5">Prefer <text:span text:style-name="Source_20_Text">"a"</text:span> mode for logging to avoid overwriting</text:p>
        </text:list-item>
      </text:list>
      <text:p text:style-name="Horizontal_20_Line"/>
      <text:h text:style-name="Heading_20_2" text:outline-level="2">🏁 <text:span text:style-name="Strong_20_Emphasis">Conclusion</text:span></text:h>
      <text:p text:style-name="Text_20_body">File handling is a vital skill for any serious C programmer. Whether you're building an embedded logger, a data recorder, or a configuration manager, knowing how to read and write files gives your <text:soft-page-break/>programs the power to <text:span text:style-name="Strong_20_Emphasis">persist data beyond runtime</text:span>. In embedded systems, you may later replace standard file I/O with EEPROM, SD card, or Flash-based storage access using similar concepts.</text:p>
      <text:p text:style-name="Horizontal_20_Line"/>
      <text:p text:style-name="Text_20_body">Would you like this in a downloadable <text:span text:style-name="Source_20_Text">.txt</text:span>, <text:span text:style-name="Source_20_Text">.md</text:span>, or <text:span text:style-name="Source_20_Text">.pdf</text:span> format?<text:line-break/>I can also generate <text:span text:style-name="Strong_20_Emphasis">cheat sheets</text:span>, <text:span text:style-name="Strong_20_Emphasis">practice exercises</text:span>, or a <text:span text:style-name="Strong_20_Emphasis">project using file I/O</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_20_1">
      <style:paragraph-properties fo:text-align="center" style:justify-single-word="false"/>
      <style:text-properties officeooo:paragraph-rsid="00039bd5"/>
    </style:style>
    <style:style style:name="MT1" style:family="text">
      <style:text-properties fo:font-size="16pt" style:font-size-asian="16pt" style:font-size-complex="16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h text:style-name="MP1" text:outline-level="1"><text:span text:style-name="MT1"><text:s/></text:span><text:span text:style-name="Strong_20_Emphasis"><text:span text:style-name="MT1">File Handling in C: Complete Documentation</text:span></text:span></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8T18:00:48.941600013</meta:creation-date>
    <dc:date>2025-04-08T18:02:15.933949859</dc:date>
    <meta:editing-duration>PT1M27S</meta:editing-duration>
    <meta:editing-cycles>1</meta:editing-cycles>
    <meta:document-statistic meta:table-count="3" meta:image-count="0" meta:object-count="0" meta:page-count="5" meta:paragraph-count="122" meta:word-count="669" meta:character-count="4135" meta:non-whitespace-character-count="3522"/>
    <meta:generator>LibreOffice/24.2.7.2$Linux_X86_64 LibreOffice_project/420$Build-2</meta:generator>
  </office:meta>
</office:document-meta>
</file>